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emoryMap" style:family="table">
      <style:table-properties style:width="2.4347in" fo:margin-left="1.5889in" table:align="left" style:may-break-between-rows="false"/>
    </style:style>
    <style:style style:name="MemoryMap.A" style:family="table-column">
      <style:table-column-properties style:column-width="1.2174in"/>
    </style:style>
    <style:style style:name="MemoryMap.A1" style:family="table-cell">
      <style:table-cell-properties fo:padding="0.0382in" fo:border-left="0.05pt solid #000000" fo:border-right="none" fo:border-top="0.05pt solid #000000" fo:border-bottom="0.05pt solid #000000"/>
    </style:style>
    <style:style style:name="MemoryMap.B1" style:family="table-cell">
      <style:table-cell-properties fo:padding="0.0382in" fo:border-left="none" fo:border-right="0.05pt solid #000000" fo:border-top="0.05pt solid #000000" fo:border-bottom="0.05pt solid #000000"/>
    </style:style>
    <style:style style:name="MemoryMap.A2" style:family="table-cell">
      <style:table-cell-properties fo:padding="0.0382in" fo:border-left="0.05pt solid #000000" fo:border-right="none" fo:border-top="none" fo:border-bottom="0.05pt solid #000000"/>
    </style:style>
    <style:style style:name="MemoryMap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28fec" officeooo:paragraph-rsid="00128fec"/>
    </style:style>
    <style:style style:name="P2" style:family="paragraph" style:parent-style-name="Header">
      <style:text-properties officeooo:rsid="00128fec" officeooo:paragraph-rsid="00128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emoryMap" table:style-name="MemoryMap">
        <table:table-column table:style-name="MemoryMap.A" table:number-columns-repeated="2"/>
        <table:table-row>
          <table:table-cell table:style-name="MemoryMap.A1" table:number-rows-spanned="2" office:value-type="string">
            <text:p text:style-name="P1">Other</text:p>
          </table:table-cell>
          <table:table-cell table:style-name="MemoryMap.B1" office:value-type="string">
            <text:p text:style-name="P1">0x0000_0000</text:p>
          </table:table-cell>
        </table:table-row>
        <table:table-row>
          <table:covered-table-cell/>
          <table:table-cell table:style-name="MemoryMap.B2" office:value-type="string">
            <text:p text:style-name="P1">0x3FFF_FFFF</text:p>
          </table:table-cell>
        </table:table-row>
        <table:table-row>
          <table:table-cell table:style-name="MemoryMap.A2" table:number-rows-spanned="2" office:value-type="string">
            <text:p text:style-name="P1">Boot ROM</text:p>
          </table:table-cell>
          <table:table-cell table:style-name="MemoryMap.B2" office:value-type="string">
            <text:p text:style-name="P1">0x4000_0000</text:p>
          </table:table-cell>
        </table:table-row>
        <table:table-row>
          <table:covered-table-cell/>
          <table:table-cell table:style-name="MemoryMap.B2" office:value-type="string">
            <text:p text:style-name="P1">0x4002_BFFF</text:p>
          </table:table-cell>
        </table:table-row>
        <table:table-row>
          <table:table-cell table:style-name="MemoryMap.A2" table:number-rows-spanned="2" office:value-type="string">
            <text:p text:style-name="P1">Other</text:p>
          </table:table-cell>
          <table:table-cell table:style-name="MemoryMap.B2" office:value-type="string">
            <text:p text:style-name="P1">0x4002_C000</text:p>
          </table:table-cell>
        </table:table-row>
        <table:table-row>
          <table:covered-table-cell/>
          <table:table-cell table:style-name="MemoryMap.B2" office:value-type="string">
            <text:p text:style-name="P1">0x402F_03FF</text:p>
          </table:table-cell>
        </table:table-row>
        <table:table-row>
          <table:table-cell table:style-name="MemoryMap.A2" table:number-rows-spanned="2" office:value-type="string">
            <text:p text:style-name="P1">SRAM internal</text:p>
          </table:table-cell>
          <table:table-cell table:style-name="MemoryMap.B2" office:value-type="string">
            <text:p text:style-name="P1">0x402F_0400</text:p>
          </table:table-cell>
        </table:table-row>
        <table:table-row>
          <table:covered-table-cell/>
          <table:table-cell table:style-name="MemoryMap.B2" office:value-type="string">
            <text:p text:style-name="P1">0x402F_FFFF</text:p>
          </table:table-cell>
        </table:table-row>
        <table:table-row>
          <table:table-cell table:style-name="MemoryMap.A2" table:number-rows-spanned="2" office:value-type="string">
            <text:p text:style-name="P1">Other</text:p>
          </table:table-cell>
          <table:table-cell table:style-name="MemoryMap.B2" office:value-type="string">
            <text:p text:style-name="P1">0x4030_0000</text:p>
          </table:table-cell>
        </table:table-row>
        <table:table-row>
          <table:covered-table-cell/>
          <table:table-cell table:style-name="MemoryMap.B2" office:value-type="string">
            <text:p text:style-name="P1">0x44E0_6FFF</text:p>
          </table:table-cell>
        </table:table-row>
        <table:table-row>
          <table:table-cell table:style-name="MemoryMap.A2" table:number-rows-spanned="2" office:value-type="string">
            <text:p text:style-name="P1">GPIO0</text:p>
          </table:table-cell>
          <table:table-cell table:style-name="MemoryMap.B2" office:value-type="string">
            <text:p text:style-name="P1">0x44E0_7000</text:p>
          </table:table-cell>
        </table:table-row>
        <table:table-row>
          <table:covered-table-cell/>
          <table:table-cell table:style-name="MemoryMap.B2" office:value-type="string">
            <text:p text:style-name="P1">0x44E0_7FFF</text:p>
          </table:table-cell>
        </table:table-row>
        <table:table-row>
          <table:table-cell table:style-name="MemoryMap.A2" table:number-rows-spanned="2" office:value-type="string">
            <text:p text:style-name="P1">Other</text:p>
          </table:table-cell>
          <table:table-cell table:style-name="MemoryMap.B2" office:value-type="string">
            <text:p text:style-name="P1">0x44E0_8000</text:p>
          </table:table-cell>
        </table:table-row>
        <table:table-row>
          <table:covered-table-cell/>
          <table:table-cell table:style-name="MemoryMap.B2" office:value-type="string">
            <text:p text:style-name="P1">0x4804_BFFF</text:p>
          </table:table-cell>
        </table:table-row>
        <table:table-row>
          <table:table-cell table:style-name="MemoryMap.A2" table:number-rows-spanned="2" office:value-type="string">
            <text:p text:style-name="P1">GPIO1</text:p>
          </table:table-cell>
          <table:table-cell table:style-name="MemoryMap.B2" office:value-type="string">
            <text:p text:style-name="P1">0x4804_C000</text:p>
          </table:table-cell>
        </table:table-row>
        <table:table-row>
          <table:covered-table-cell/>
          <table:table-cell table:style-name="MemoryMap.B2" office:value-type="string">
            <text:p text:style-name="P1">0x4804_CFFF</text:p>
          </table:table-cell>
        </table:table-row>
        <table:table-row>
          <table:table-cell table:style-name="MemoryMap.A2" table:number-rows-spanned="2" office:value-type="string">
            <text:p text:style-name="P1">Other</text:p>
          </table:table-cell>
          <table:table-cell table:style-name="MemoryMap.B2" office:value-type="string">
            <text:p text:style-name="P1">0x4804_D000</text:p>
          </table:table-cell>
        </table:table-row>
        <table:table-row>
          <table:covered-table-cell/>
          <table:table-cell table:style-name="MemoryMap.B2" office:value-type="string">
            <text:p text:style-name="P1">0x481A_BFFF</text:p>
          </table:table-cell>
        </table:table-row>
        <table:table-row>
          <table:table-cell table:style-name="MemoryMap.A2" table:number-rows-spanned="2" office:value-type="string">
            <text:p text:style-name="P1">GPIO2</text:p>
          </table:table-cell>
          <table:table-cell table:style-name="MemoryMap.B2" office:value-type="string">
            <text:p text:style-name="P1">0x481A_C000</text:p>
          </table:table-cell>
        </table:table-row>
        <table:table-row>
          <table:covered-table-cell/>
          <table:table-cell table:style-name="MemoryMap.B2" office:value-type="string">
            <text:p text:style-name="P1">0x481A_CFFF</text:p>
          </table:table-cell>
        </table:table-row>
        <table:table-row>
          <table:table-cell table:style-name="MemoryMap.A2" table:number-rows-spanned="2" office:value-type="string">
            <text:p text:style-name="P1">Other</text:p>
          </table:table-cell>
          <table:table-cell table:style-name="MemoryMap.B2" office:value-type="string">
            <text:p text:style-name="P1">0x481A_D000</text:p>
          </table:table-cell>
        </table:table-row>
        <table:table-row>
          <table:covered-table-cell/>
          <table:table-cell table:style-name="MemoryMap.B2" office:value-type="string">
            <text:p text:style-name="P1">0x481A_DFFF</text:p>
          </table:table-cell>
        </table:table-row>
        <table:table-row>
          <table:table-cell table:style-name="MemoryMap.A2" table:number-rows-spanned="2" office:value-type="string">
            <text:p text:style-name="P1">GPIO3</text:p>
          </table:table-cell>
          <table:table-cell table:style-name="MemoryMap.B2" office:value-type="string">
            <text:p text:style-name="P1">0x481A_E000</text:p>
          </table:table-cell>
        </table:table-row>
        <table:table-row>
          <table:covered-table-cell/>
          <table:table-cell table:style-name="MemoryMap.B2" office:value-type="string">
            <text:p text:style-name="P1">0x481A_EFFF</text:p>
          </table:table-cell>
        </table:table-row>
        <table:table-row>
          <table:table-cell table:style-name="MemoryMap.A2" table:number-rows-spanned="2" office:value-type="string">
            <text:p text:style-name="P1">Other</text:p>
          </table:table-cell>
          <table:table-cell table:style-name="MemoryMap.B2" office:value-type="string">
            <text:p text:style-name="P1">0x481A_F000</text:p>
          </table:table-cell>
        </table:table-row>
        <table:table-row>
          <table:covered-table-cell/>
          <table:table-cell table:style-name="MemoryMap.B2" office:value-type="string">
            <text:p text:style-name="P1">0x481F_FFFF</text:p>
          </table:table-cell>
        </table:table-row>
        <table:table-row>
          <table:table-cell table:style-name="MemoryMap.A2" table:number-rows-spanned="2" office:value-type="string">
            <text:p text:style-name="P1">Interrupt Controller</text:p>
          </table:table-cell>
          <table:table-cell table:style-name="MemoryMap.B2" office:value-type="string">
            <text:p text:style-name="P1">0x4820_0000</text:p>
          </table:table-cell>
        </table:table-row>
        <table:table-row>
          <table:covered-table-cell/>
          <table:table-cell table:style-name="MemoryMap.B2" office:value-type="string">
            <text:p text:style-name="P1">0x4820_0FFF</text:p>
          </table:table-cell>
        </table:table-row>
        <table:table-row>
          <table:table-cell table:style-name="MemoryMap.A2" table:number-rows-spanned="2" office:value-type="string">
            <text:p text:style-name="P1">Other</text:p>
          </table:table-cell>
          <table:table-cell table:style-name="MemoryMap.B2" office:value-type="string">
            <text:p text:style-name="P1">0x4820_1000</text:p>
          </table:table-cell>
        </table:table-row>
        <table:table-row>
          <table:covered-table-cell/>
          <table:table-cell table:style-name="MemoryMap.B2" office:value-type="string">
            <text:p text:style-name="P1">0x7FFF_FFFF</text:p>
          </table:table-cell>
        </table:table-row>
        <table:table-row>
          <table:table-cell table:style-name="MemoryMap.A2" table:number-rows-spanned="2" office:value-type="string">
            <text:p text:style-name="P1">EMIF0 SDRAM</text:p>
          </table:table-cell>
          <table:table-cell table:style-name="MemoryMap.B2" office:value-type="string">
            <text:p text:style-name="P1">0x8000_0000</text:p>
          </table:table-cell>
        </table:table-row>
        <table:table-row>
          <table:covered-table-cell/>
          <table:table-cell table:style-name="MemoryMap.B2" office:value-type="string">
            <text:p text:style-name="P1">0xBFFF_FFFF</text:p>
          </table:table-cell>
        </table:table-row>
        <table:table-row>
          <table:table-cell table:style-name="MemoryMap.A2" table:number-rows-spanned="2" office:value-type="string">
            <text:p text:style-name="P1">Other</text:p>
          </table:table-cell>
          <table:table-cell table:style-name="MemoryMap.B2" office:value-type="string">
            <text:p text:style-name="P1">0xC000_0000</text:p>
          </table:table-cell>
        </table:table-row>
        <table:table-row>
          <table:covered-table-cell/>
          <table:table-cell table:style-name="MemoryMap.B2" office:value-type="string">
            <text:p text:style-name="P1">0xFFFF_FFF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8fec" officeooo:paragraph-rsid="00128f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sh Woods ECE 497 hw 04 Memory Ma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2:16:02.848611898</meta:creation-date>
    <dc:date>2016-09-26T12:31:44.017053232</dc:date>
    <meta:editing-duration>PT11S</meta:editing-duration>
    <meta:editing-cycles>1</meta:editing-cycles>
    <meta:document-statistic meta:table-count="1" meta:image-count="0" meta:object-count="0" meta:page-count="2" meta:paragraph-count="52" meta:word-count="63" meta:character-count="526" meta:non-whitespace-character-count="515"/>
    <meta:generator>LibreOffice/4.2.8.2$Linux_X86_64 LibreOffice_project/420m0$Build-2</meta:generator>
  </office:meta>
</office:document-meta>
</file>